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ACTICA 21</text:span></text:p>
      <text:p text:style-name="P1"><text:span text:style-name="T1">OBJETIVO: ENLACES BLANDOS Y DUROS</text:span></text:p>
      <text:p text:style-name="P1"><text:span text:style-name="T1">DESCRIPCIÓN:</text:span></text:p>
      <text:p text:style-name="P1"><text:span text:style-name="T1"><text:tab/>Un fichero por defecto en linux está representado por un inodo, Una entreda en la tabla de inodos.</text:span></text:p>
      <text:p text:style-name="P1"><text:span text:style-name="T1"><text:tab/>BOOT<text:tab/><text:tab/>SUPERBLOQUE<text:tab/><text:tab/><text:tab/>TABLA DE INODOS<text:tab/>DATOS</text:span></text:p>
      <text:p text:style-name="P1"><text:span text:style-name="T1"><text:tab/>-Enlace a un fichero:</text:span></text:p>
      <text:p text:style-name="P1"><text:span text:style-name="T1"><text:tab/>-Simbólicos (enlaces blandos o de acceso directo ".lnk"). Es una entrada en la tabla de inodos que hace referencia al inodo original.</text:span></text:p>
      <text:p text:style-name="P1"><text:span text:style-name="T1"><text:tab/>- Enlaces duros: Se asocian dos o más ficheros que comparten el mismo inodo. Permite que el enlace duro sea una copia del original. Cuando se modifica se modifica en los dos ficheros.</text:span></text:p>
      <text:p text:style-name="P1"><text:span text:style-name="T1">Se puede realizar sobre:</text:span></text:p>
      <text:p text:style-name="P1"><text:span text:style-name="T1">-Enlaces simbólicos --&gt; Se pueden realizar sobre un fichero o directorio.</text:span></text:p>
      <text:p text:style-name="P1"><text:span text:style-name="T1">Los enlaces simbólicos se pueden hacer entre distintos sistemas de archivos.</text:span></text:p>
      <text:p text:style-name="P1"><text:span text:style-name="T1">-Enlaces duros: SOlo se realizan sobre directorios</text:span></text:p>
      <text:p text:style-name="P1"><text:span text:style-name="T1">ORdenes:</text:span></text:p>
      <text:p text:style-name="P1"><text:span text:style-name="T1"><text:tab/>ln</text:span></text:p>
      <text:p text:style-name="P1"><text:span text:style-name="T1"><text:tab/>unlink</text:span></text:p>
      <text:p text:style-name="P1"><text:span text:style-name="T1"><text:tab/>symlinks</text:span></text:p>
      <text:p text:style-name="P1"><text:span text:style-name="T1"><text:tab/>rm</text:span></text:p>
      <text:p text:style-name="P1"><text:span text:style-name="T1">PASO 1: CREAR ACCESO DIRECTO A FICHEROS</text:span></text:p>
      <text:p text:style-name="P1"><text:span text:style-name="T1"><text:tab/>mkdir enlace</text:span></text:p>
      <text:p text:style-name="P1"><text:span text:style-name="T1"><text:tab/>cd enlace</text:span></text:p>
      <text:p text:style-name="P1"><text:span text:style-name="T1"><text:tab/>cp ../eje*</text:span></text:p>
      <text:p text:style-name="P1"><text:span text:style-name="T2"/></text:p>
      <text:p text:style-name="P1"><text:span text:style-name="T3">a) Crear enlaces simbólicos BLANDOS</text:span></text:p>
      <text:p text:style-name="P1"><text:span text:style-name="T3"><text:tab/>ln -s [fichero] [nombre_enlace]</text:span></text:p>
      <text:p text:style-name="P1"><text:span text:style-name="T4">root@svralumno:~/enlace# ln -s ejem01 ejem101</text:span></text:p>
      <text:p text:style-name="P1"><text:span text:style-name="T4">root@svralumno:~/enlace# ls -l</text:span></text:p>
      <text:p text:style-name="P1"><text:span text:style-name="T4">total 64</text:span></text:p>
      <text:p text:style-name="P1"><text:span text:style-name="T4">-rw-r--r-- 1 root root<text:s text:c="4"/>19 jun<text:s text:c="2"/>4 11:19 ejem01</text:span></text:p>
      <text:p text:style-name="P1"><text:span text:style-name="T4">-rw-r--r-- 1 root root<text:s text:c="4"/>41 jun<text:s text:c="2"/>4 11:19 ejem02</text:span></text:p>
      <text:p text:style-name="P1"><text:span text:style-name="T4">-rw-r--r-- 1 root root<text:s text:c="4"/>26 jun<text:s text:c="2"/>4 11:19 ejem03</text:span></text:p>
      <text:p text:style-name="P1"><text:span text:style-name="T4">-rwxr--r-- 1 root root 31483 jun<text:s text:c="2"/>4 11:19 ejem04</text:span></text:p>
      <text:p text:style-name="P1"><text:span text:style-name="T4">-rw-r--r-- 1 root root<text:s text:c="2"/>1517 jun<text:s text:c="2"/>4 11:19 ejem05</text:span></text:p>
      <text:p text:style-name="P1"><text:span text:style-name="T4">lrwxrwxrwx 1 root root<text:s text:c="5"/>6 jun<text:s text:c="2"/>4 11:22 ejem101 -&gt; ejem01</text:span></text:p>
      <text:p text:style-name="P1"><text:span text:style-name="T4">-rw-r--r-- 1 root root 14248 jun<text:s text:c="2"/>4 11:19 ejemp5</text:span></text:p>
      <text:p text:style-name="P1"><text:span text:style-name="T4">root@svralumno:~/enlace#</text:span></text:p>
      <text:p text:style-name="P1"><text:span text:style-name="T5">b) Se puede hacer más de un enlace simbólico sobre el mismo fichero</text:span></text:p>
      <text:p text:style-name="P1"><text:span text:style-name="T5">ln -s<text:s text:c="2"/>ejem01 ejem201</text:span></text:p>
      <text:p text:style-name="P1"><text:span text:style-name="T6">root@svralumno:~/enlace# ln -s<text:s text:c="2"/>ejem01 ejem201</text:span></text:p>
      <text:p text:style-name="P1"><text:span text:style-name="T6">root@svralumno:~/enlace# ls -l</text:span></text:p>
      <text:p text:style-name="P1"><text:span text:style-name="T6">total 64</text:span></text:p>
      <text:p text:style-name="P1"><text:span text:style-name="T6">-rw-r--r-- 1 root root<text:s text:c="4"/>19 jun<text:s text:c="2"/>4 11:19 ejem01</text:span></text:p>
      <text:p text:style-name="P1"><text:span text:style-name="T6">-rw-r--r-- 1 root root<text:s text:c="4"/>41 jun<text:s text:c="2"/>4 11:19 ejem02</text:span></text:p>
      <text:p text:style-name="P1"><text:span text:style-name="T6">-rw-r--r-- 1 root root<text:s text:c="4"/>26 jun<text:s text:c="2"/>4 11:19 ejem03</text:span></text:p>
      <text:p text:style-name="P1"><text:span text:style-name="T6">-rwxr--r-- 1 root root 31483 jun<text:s text:c="2"/>4 11:19 ejem04</text:span></text:p>
      <text:p text:style-name="P1"><text:span text:style-name="T6">-rw-r--r-- 1 root root<text:s text:c="2"/>1517 jun<text:s text:c="2"/>4 11:19 ejem05</text:span></text:p>
      <text:p text:style-name="P1"><text:span text:style-name="T7">lrwxrwxrwx 1 root root<text:s text:c="5"/>6 jun<text:s text:c="2"/>4 11:22 ejem101 -&gt; ejem01</text:span></text:p>
      <text:p text:style-name="P1"><text:span text:style-name="T7">lrwxrwxrwx 1 root root<text:s text:c="5"/>6 jun<text:s text:c="2"/>4 11:23 ejem201 -&gt; ejem01</text:span></text:p>
      <text:p text:style-name="P1"><text:span text:style-name="T8">-rw-r--r-- 1 root root 14248 jun<text:s text:c="2"/>4 11:19 ejemp5</text:span></text:p>
      <text:p text:style-name="P1"><text:span text:style-name="T9"/></text:p>
      <text:p text:style-name="P1"><text:span text:style-name="T10">c) Realizar un enlace simibólico de un enlace simbólico</text:span></text:p>
      <text:p text:style-name="P1"><text:span text:style-name="T10"><text:tab/>ln -s ejem201 ejem301</text:span></text:p>
      <text:p text:style-name="P1"><text:span text:style-name="T11">root@svralumno:~/enlace# ln -s ejem201 ejem301</text:span></text:p>
      <text:p text:style-name="P1"><text:span text:style-name="T11">root@svralumno:~/enlace# ls -l</text:span></text:p>
      <text:p text:style-name="P1"><text:span text:style-name="T11">total 64</text:span></text:p>
      <text:p text:style-name="P1"><text:span text:style-name="T11">-rw-r--r-- 1 root root<text:s text:c="4"/>19 jun<text:s text:c="2"/>4 11:19 ejem01</text:span></text:p>
      <text:p text:style-name="P1"><text:span text:style-name="T11">-rw-r--r-- 1 root root<text:s text:c="4"/>41 jun<text:s text:c="2"/>4 11:19 ejem02</text:span></text:p>
      <text:p text:style-name="P1"><text:span text:style-name="T11">-rw-r--r-- 1 root root<text:s text:c="4"/>26 jun<text:s text:c="2"/>4 11:19 ejem03</text:span></text:p>
      <text:p text:style-name="P1"><text:span text:style-name="T11">-rwxr--r-- 1 root root 31483 jun<text:s text:c="2"/>4 11:19 ejem04</text:span></text:p>
      <text:p text:style-name="P1"><text:span text:style-name="T11">-rw-r--r-- 1 root root<text:s text:c="2"/>1517 jun<text:s text:c="2"/>4 11:19 ejem05</text:span></text:p>
      <text:p text:style-name="P1"><text:span text:style-name="T11">lrwxrwxrwx 1 root root<text:s text:c="5"/>6 jun<text:s text:c="2"/>4 11:22 ejem101 -&gt; ejem01</text:span></text:p>
      <text:p text:style-name="P1"><text:span text:style-name="T11">lrwxrwxrwx 1 root root<text:s text:c="5"/>6 jun<text:s text:c="2"/>4 11:23 ejem201 -&gt; ejem01</text:span></text:p>
      <text:p text:style-name="P1"><text:span text:style-name="T11">lrwxrwxrwx 1 root root<text:s text:c="5"/>7 jun<text:s text:c="2"/>4 11:25 ejem301 -&gt; ejem201</text:span></text:p>
      <text:p text:style-name="P1"><text:span text:style-name="T11">-rw-r--r-- 1 root root 14248 jun<text:s text:c="2"/>4 11:19 ejemp5</text:span></text:p>
      <text:p text:style-name="P1"><text:span text:style-name="T12">d) SI le hago un "nano" al enlace simbólico accedo al fichero y lo modifico (en este caso escribo sobre el).</text:span></text:p>
      <text:p text:style-name="P1"><text:span text:style-name="T13">root@svralumno:~/enlace# cat ejem01</text:span></text:p>
      <text:p text:style-name="P1"><text:span text:style-name="T13">HOLA</text:span></text:p>
      <text:p text:style-name="P1"><text:span text:style-name="T13">QUE TAL ESTAS</text:span></text:p>
      <text:p text:style-name="P1"><text:span text:style-name="T13">Yo estoy bien</text:span></text:p>
      <text:p text:style-name="P1"><text:span text:style-name="T13">Desde un enlace simbolico</text:span></text:p>
      <text:p text:style-name="P1"><text:span text:style-name="T14">PASO 2: Enlace duro</text:span></text:p>
      <text:p text:style-name="P1"><text:span text:style-name="T14">a) Enlace duro al original</text:span></text:p>
      <text:p text:style-name="P1"><text:span text:style-name="T14"><text:tab/>ln ejem02 ejem1002</text:span></text:p>
      <text:p text:style-name="P1"><text:span text:style-name="T15">root@svralumno:~/enlace# ln ejem02 ejem1002</text:span></text:p>
      <text:p text:style-name="P1"><text:span text:style-name="T15">root@svralumno:~/enlace# ls -l</text:span></text:p>
      <text:p text:style-name="P1"><text:span text:style-name="T15">total 68</text:span></text:p>
      <text:p text:style-name="P1"><text:span text:style-name="T15">-rw-r--r-- 1 root root<text:s text:c="4"/>59 jun<text:s text:c="2"/>4 11:26 ejem01</text:span></text:p>
      <text:p text:style-name="P1"><text:span text:style-name="T16">-rw-r--r-- 2 root root<text:s text:c="4"/>41 jun<text:s text:c="2"/>4 11:19 ejem02</text:span></text:p>
      <text:p text:style-name="P1"><text:span text:style-name="T17">-rw-r--r-- 1 root root<text:s text:c="4"/>26 jun<text:s text:c="2"/>4 11:19 ejem03</text:span></text:p>
      <text:p text:style-name="P1"><text:span text:style-name="T17">-rwxr--r-- 1 root root 31483 jun<text:s text:c="2"/>4 11:19 ejem04</text:span></text:p>
      <text:p text:style-name="P1"><text:span text:style-name="T17">-rw-r--r-- 1 root root<text:s text:c="2"/>1517 jun<text:s text:c="2"/>4 11:19 ejem05</text:span></text:p>
      <text:p text:style-name="P1"><text:span text:style-name="T18">-rw-r--r-- 2 root root<text:s text:c="4"/>41 jun<text:s text:c="2"/>4 11:19 ejem1002</text:span></text:p>
      <text:p text:style-name="P1"><text:span text:style-name="T19">lrwxrwxrwx 1 root root<text:s text:c="5"/>6 jun<text:s text:c="2"/>4 11:22 ejem101 -&gt; ejem01</text:span></text:p>
      <text:p text:style-name="P1"><text:span text:style-name="T19">lrwxrwxrwx 1 root root<text:s text:c="5"/>6 jun<text:s text:c="2"/>4 11:23 ejem201 -&gt; ejem01</text:span></text:p>
      <text:p text:style-name="P1"><text:span text:style-name="T19">lrwxrwxrwx 1 root root<text:s text:c="5"/>7 jun<text:s text:c="2"/>4 11:25 ejem301 -&gt; ejem201</text:span></text:p>
      <text:p text:style-name="P1"><text:span text:style-name="T19">-rw-r--r-- 1 root root 14248 jun<text:s text:c="2"/>4 11:19 ejemp5</text:span></text:p>
      <text:p text:style-name="P1"><text:span text:style-name="T20">EL ENLACE DURO ES UNA COPIA EXACTA DEL FICHERO QUE HEMOS COPIADO PERO A LA VEZ DEPENDIENTE DEL MISMO.</text:span></text:p>
      <text:p text:style-name="P1"><text:span text:style-name="T20">Si hacemos una modificación sobre el enlace duro se hace también sobre el ejem02</text:span></text:p>
      <text:p text:style-name="P1"><text:span text:style-name="T21">HE BORRADO EL CONTENIDO ANTERIOR</text:span></text:p>
      <text:p text:style-name="P1"><text:span text:style-name="T21">EDITO DESDE NANO ACCEDIENDO VIA UN ENLACE DURO</text:span></text:p>
      <text:p text:style-name="P1"><text:span text:style-name="T22">SI YO BORRO EL ORIGINAL EL ENLACE DURO PERMANECE YA QUE ES UNA COPIA DEL ORIGINAL.</text:span></text:p>
      <text:p text:style-name="P1"><text:span text:style-name="T23"/></text:p>
      <text:p text:style-name="P1"><text:span text:style-name="T24">PASO 3: BORRAR UN FICHERO DE ENLACE</text:span></text:p>
      <text:p text:style-name="P1"><text:span text:style-name="T24">a) Borrar enlace simbolico</text:span></text:p>
      <text:p text:style-name="P1"><text:span text:style-name="T24"><text:tab/>unlink ejem101</text:span></text:p>
      <text:p text:style-name="P1"><text:span text:style-name="T25">-rw-r--r-- 1 root root<text:s text:c="4"/>59 jun<text:s text:c="2"/>4 11:26 ejem01</text:span></text:p>
      <text:p text:style-name="P1"><text:span text:style-name="T25">-rw-r--r-- 2 root root<text:s text:c="4"/>81 jun<text:s text:c="2"/>4 11:32 ejem02</text:span></text:p>
      <text:p text:style-name="P1"><text:span text:style-name="T25">-rw-r--r-- 1 root root<text:s text:c="4"/>26 jun<text:s text:c="2"/>4 11:19 ejem03</text:span></text:p>
      <text:p text:style-name="P1"><text:span text:style-name="T25">-rwxr--r-- 1 root root 31483 jun<text:s text:c="2"/>4 11:19 ejem04</text:span></text:p>
      <text:p text:style-name="P1"><text:span text:style-name="T25">-rw-r--r-- 1 root root<text:s text:c="2"/>1517 jun<text:s text:c="2"/>4 11:19 ejem05</text:span></text:p>
      <text:p text:style-name="P1"><text:span text:style-name="T25">-rw-r--r-- 2 root root<text:s text:c="4"/>81 jun<text:s text:c="2"/>4 11:32 ejem1002</text:span></text:p>
      <text:p text:style-name="P1"><text:span text:style-name="T26">lrwxrwxrwx 1 root root<text:s text:c="5"/>6 jun<text:s text:c="2"/>4 11:23 ejem201 -&gt; ejem01</text:span></text:p>
      <text:p text:style-name="P1"><text:span text:style-name="T27"/></text:p>
      <text:p text:style-name="P1"><text:span text:style-name="T28">b) Borrar un enlace simbólico que es a su vez enlace simbólico de otro</text:span></text:p>
      <text:p text:style-name="P1"><text:span text:style-name="T28"><text:tab/>rm ejem201</text:span></text:p>
      <text:p text:style-name="P2"><draw:frame text:anchor-type="as-char" svg:width="135.20mm" svg:height="51.33mm" style:rel-width="scale" style:rel-height="scale"><draw:object-ole xlink:href="OleObj1"/><draw:image xlink:href="ObjectReplacements/OleObj1"/></draw:frame><text:span text:style-name="T29"/></text:p>
      <text:p text:style-name="P2"><text:span text:style-name="T30">EL COLOR ROJO MUESTRA QUE TENGO UN ENLACE SIMBÓLICO A ALGO QUE YA NO EXISTE. SE LE DENOMINA ENLACE COLGANTE.</text:span></text:p>
      <text:p text:style-name="P2"><text:span text:style-name="T30"><text:tab/>ENLACES COLGANTES.</text:span></text:p>
      <text:p text:style-name="P2"><text:span text:style-name="T30"><text:tab/></text:span></text:p>
      <text:p text:style-name="P2"><text:span text:style-name="T30">c) Crear otro enlace blando</text:span></text:p>
      <text:p text:style-name="P2"><text:span text:style-name="T30"><text:tab/>ln -s ejem01 ejem201</text:span></text:p>
      <text:p text:style-name="P2"><draw:frame text:anchor-type="as-char" svg:width="132.29mm" svg:height="51.86mm" style:rel-width="scale" style:rel-height="scale"><draw:object-ole xlink:href="OleObj2"/><draw:image xlink:href="ObjectReplacements/OleObj2"/></draw:frame><text:span text:style-name="T31"/></text:p>
      <text:p text:style-name="P2"><text:span text:style-name="T32">SI borro el fichero original</text:span></text:p>
      <text:p text:style-name="P2"><text:span text:style-name="T32"><text:tab/>rm ejem01</text:span></text:p>
      <text:p text:style-name="P2"><draw:frame text:anchor-type="as-char" svg:width="132.56mm" svg:height="49.74mm" style:rel-width="scale" style:rel-height="scale"><draw:object-ole xlink:href="OleObj3"/><draw:image xlink:href="ObjectReplacements/OleObj3"/></draw:frame><text:span text:style-name="T33"/></text:p>
      <text:p text:style-name="P2"><text:span text:style-name="T34"><text:tab/>AMBOS PASAN A SER ENLACES COLGANTES (SE PIERDE EL ENLACE AL FICHERO <text:tab/>ORIGINAL).</text:span></text:p>
      <text:p text:style-name="P2"><text:span text:style-name="T34">d) Borrar un enlace duro.</text:span></text:p>
      <text:p text:style-name="P2"><text:span text:style-name="T34"><text:tab/>rm ejem02</text:span></text:p>
      <text:p text:style-name="P2"><draw:frame text:anchor-type="as-char" svg:width="134.41mm" svg:height="44.45mm" style:rel-width="scale" style:rel-height="scale"><draw:object-ole xlink:href="OleObj4"/><draw:image xlink:href="ObjectReplacements/OleObj4"/></draw:frame><text:span text:style-name="T35"/></text:p>
      <text:p text:style-name="P2"><text:span text:style-name="T36">El fichero sigue en el mismo estado ya que el el enlace duro es una COPIA EXACTA DEL EJEM02.</text:span></text:p>
      <text:p text:style-name="P2"><text:span text:style-name="T36"><text:tab/>ln ejem1002 ejem02</text:span></text:p>
      <text:p text:style-name="P2"><text:span text:style-name="T36"><text:tab/>ln ejem1002 ejem002</text:span></text:p>
      <text:p text:style-name="P2"><text:span text:style-name="T37">-rw-r--r--<text:s/></text:span><text:span text:style-name="T38">3<text:s/></text:span><text:span text:style-name="T39">root root<text:s text:c="4"/>81 jun<text:s text:c="2"/>4 11:32 ejem002</text:span></text:p>
      <text:p text:style-name="P2"><text:span text:style-name="T39">-rw-r--r--<text:s/></text:span><text:span text:style-name="T40">3</text:span><text:span text:style-name="T41"><text:s/>root root<text:s text:c="4"/>81 jun<text:s text:c="2"/>4 11:32 ejem02</text:span></text:p>
      <text:p text:style-name="P2"><text:span text:style-name="T41">-rw-r--r-- 1 root root<text:s text:c="4"/>26 jun<text:s text:c="2"/>4 11:19 ejem03</text:span></text:p>
      <text:p text:style-name="P2"><text:span text:style-name="T41">-rwxr--r-- 1 root root 31483 jun<text:s text:c="2"/>4 11:19 ejem04</text:span></text:p>
      <text:p text:style-name="P2"><text:span text:style-name="T41">-rw-r--r-- 1 root root<text:s text:c="2"/>1517 jun<text:s text:c="2"/>4 11:19 ejem05</text:span></text:p>
      <text:p text:style-name="P2"><text:span text:style-name="T41">-rw-r--r--<text:s/></text:span><text:span text:style-name="T42">3</text:span><text:span text:style-name="T43"><text:s/>root root<text:s text:c="4"/>81 jun<text:s text:c="2"/>4 11:32 ejem1002</text:span></text:p>
      <text:p text:style-name="P2"><text:span text:style-name="T44">A MÁS AUMENTE EL NÚMERO DE INODOS MÁS COPIAS HABRÁ</text:span><text:span text:style-name="T45"><text:tab/></text:span></text:p>
      <text:p text:style-name="P2"><text:span text:style-name="T46">Si creamos un enlace blando del enlace duro PERMITE ENLAZARLOS</text:span></text:p>
      <text:p text:style-name="P2"><draw:frame text:anchor-type="as-char" svg:width="121.44mm" svg:height="51.33mm" style:rel-width="scale" style:rel-height="scale"><draw:object-ole xlink:href="OleObj5"/><draw:image xlink:href="ObjectReplacements/OleObj5"/></draw:frame><text:span text:style-name="T46"/></text:p>
      <text:p text:style-name="P2"><text:span text:style-name="T46"/></text:p>
      <text:p text:style-name="P2"><text:span text:style-name="T47"/></text:p>
      <text:p text:style-name="P2"><text:span text:style-name="T47"/></text:p>
      <text:p text:style-name="P2"><text:span text:style-name="T47"/></text:p>
      <text:p text:style-name="P2"><text:span text:style-name="T47"/></text:p>
      <text:p text:style-name="P3"><text:span text:style-name="T47"/></text:p>
      <text:p text:style-name="P3"><text:span text:style-name="T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